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al Document Specifications. The proposal should be on A4 paper with 2cm margins, in 11pt</text:p>
      <text:p text:style-name="Standard">Arial font, 1.5-spaced, with lines numbered continuously. It must not exceed 2 pages excluding</text:p>
      <text:p text:style-name="Standard">references and title page. The proposal should begin with a title page consisting of Project title,</text:p>
      <text:p text:style-name="Standard">supervisor name(s) with affiliation(s) and contact email. Thereafter, it should contain the following</text:p>
      <text:p text:style-name="Standard">sections (all necessarily brief, of course):</text:p>
      <text:p text:style-name="Standard">(i) Six keywords (these will help us to allocate appropriate Examiners/Markers to your project)</text:p>
      <text:p text:style-name="Standard">(ii) Introduction to the project idea and proposed questions</text:p>
      <text:p text:style-name="Standard">(iii) Proposed methods</text:p>
      <text:p text:style-name="Standard">(iv) Anticipated outputs and outcomes (including stakeholders involved if applicable)</text:p>
      <text:p text:style-name="Standard">(v) Project feasibility supported by a timeline of tasks (including a Gantt chart)</text:p>
      <text:p text:style-name="Standard">(vi) An itemized budget</text:p>
      <text:p text:style-name="Standard">(vii) Cited references. The references can be formatted compactly, but must contain the full title of</text:p>
      <text:p text:style-name="Standard">the paper, and each reference must have been cited in the main text of the proposal. In-text</text:p>
      <text:p text:style-name="Standard">citations must not be in a numbered or superscript format, i.e., they should be in some form of</text:p>
      <text:p text:style-name="Standard">author name-year format (e.g., Jenkins et al 2015).</text:p>
      <text:p text:style-name="Standard">The proposal will presumably be prepared under guidance of the project supervisor(s) (see</text:p>
      <text:p text:style-name="Standard">Supervision guidelines below). Detailed instructions on the project budget are given below.</text:p>
      <text:p text:style-name="Standard"/>
      <text:p text:style-name="Standard">CMEE Masters project proposals should be written in LATEX, and the source code</text:p>
      <text:p text:style-name="Standard">submitted (pushed), in pdf format to your git repository into a directory called Proposal</text:p>
      <text:p text:style-name="Standard">inside a Project directory. Please also email the pdf to your Course Director. Please ask the</text:p>
      <text:p text:style-name="Standard">Course Director if you have any questions about this, and refer to the Silwood Student Guidebook</text:p>
      <text:p text:style-name="Standard"/>
      <text:p text:style-name="Standard">for proposal preparation guidelines.</text:p>
      <text:p text:style-name="Standard"/>
      <text:p text:style-name="Standard">Each dissertation project proposal must include a tabulated budget that includes budget categories</text:p>
      <text:p text:style-name="Standard">and costs associated, with a brief justification for each category. Please discuss the project budget</text:p>
      <text:p text:style-name="Standard">carefully with your supervisor(s) — major changes to the cost allocations are unlikely to be approved.</text:p>
      <text:p text:style-name="Standard"/>
      <text:p text:style-name="Standard">The permitted expense categories that can be claimed are:</text:p>
      <text:p text:style-name="Standard">● Lab equipment</text:p>
      <text:p text:style-name="Standard">● Field equipment</text:p>
      <text:p text:style-name="Standard">● High Performance Computing time</text:p>
      <text:p text:style-name="Standard">● Research-related travel (e.g., to field site)</text:p>
      <text:p text:style-name="Standard">● Research-related accommodation</text:p>
      <text:p text:style-name="Standard">● Costs of support staff, including interpreters, translators, transcribers</text:p>
      <text:p text:style-name="Standard">The expense categories that cannot be claimed are:</text:p>
      <text:p text:style-name="Standard">● Person time (e.g., hiring somebody on an hourly basis to carry out certain tasks)</text:p>
      <text:p text:style-name="Standard">● Per diems</text:p>
      <text:p text:style-name="Standard">Each dissertation project proposal must include a tabulated budget that includes budget categories</text:p>
      <text:p text:style-name="Standard">and costs associated, with a brief justification for each category. Please discuss the project budget</text:p>
      <text:p text:style-name="Standard">carefully with your supervisor(s) — major changes to the cost allocations are unlikely to be approved.</text:p>
      <text:p text:style-name="Standard"/>
      <text:p text:style-name="Standard">17</text:p>
      <text:p text:style-name="Standard">Each proposal should have on a separate (last) page the name, signature and date of the</text:p>
      <text:p text:style-name="Standard">primary supervisor, with the statement:</text:p>
      <text:p text:style-name="Standard">“I have seen and approved the proposal and the budget”</text:p>
      <text:p text:style-name="Standard">Project Supervision Guidance</text:p>
      <text:p text:style-name="Standard">This section provides guidance on the general pattern of Masters project supervision. Projects differ</text:p>
      <text:p text:style-name="Standard">very widely, so the timelines suggested below are not written in stone, but intended to give students</text:p>
      <text:p text:style-name="Standard"><text:soft-page-break/>and supervisors a rough framework and some suggestions to work around. The guidance isn’t for a</text:p>
      <text:p text:style-name="Standard">project of a specific length — it just highlights the steps along the w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2:08:08.841693315</meta:creation-date>
    <dc:date>2020-04-08T21:24:36.282703313</dc:date>
    <meta:editing-duration>P1DT7H57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510" meta:character-count="3313" meta:non-whitespace-character-count="2847"/>
  </office:meta>
</office:document-meta>
</file>